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01d1" officeooo:paragraph-rsid="001a01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ate a DEM for QGIS</text:p>
      <text:p text:style-name="P1"/>
      <text:p text:style-name="P1"/>
      <text:p text:style-name="P1">Create a grid of points in QGIS</text:p>
      <text:p text:style-name="P1"/>
      <text:p text:style-name="P1">export point layer to gpx</text:p>
      <text:p text:style-name="P1"/>
      <text:p text:style-name="P1">convert gpx waypoint to a track using </text:p>
      <text:p text:style-name="P1"/>
      <text:p text:style-name="P1"/>
      <text:p text:style-name="P1">gpsbabel -i csv -f points2.csv -x transform,trk=wpt -o gpx -F points2.gpx</text:p>
      <text:p text:style-name="P1"/>
      <text:p text:style-name="P1">Import the resulting gpx into</text:p>
      <text:p text:style-name="P1"/>
      <text:p text:style-name="P1">TCX Converter</text:p>
      <text:p text:style-name="P1"/>
      <text:p text:style-name="P1">update altitude under “track modify”</text:p>
      <text:p text:style-name="P1"/>
      <text:p text:style-name="P1"/>
      <text:p text:style-name="P1">Export to csv</text:p>
      <text:p text:style-name="P1"/>
      <text:p text:style-name="P1">Remove all columns except LAT, LONG ands ALT</text:p>
      <text:p text:style-name="P1"/>
      <text:p text:style-name="P1">Reimpor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00:49:30.506143633</meta:creation-date>
    <dc:date>2015-12-29T00:59:55.595897526</dc:date>
    <meta:editing-duration>PT10M25S</meta:editing-duration>
    <meta:editing-cycles>1</meta:editing-cycles>
    <meta:document-statistic meta:table-count="0" meta:image-count="0" meta:object-count="0" meta:page-count="1" meta:paragraph-count="11" meta:word-count="59" meta:character-count="334" meta:non-whitespace-character-count="284"/>
    <meta:generator>LibreOffice/5.0.2.2$Linux_X86_64 LibreOffice_project/00m0$Build-2</meta:generator>
  </office:meta>
</office:document-meta>
</file>